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1.069cm"/>
    </style:style>
    <style:style style:name="co7" style:family="table-column">
      <style:table-column-properties fo:break-before="auto" style:column-width="1.154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2.164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00ff00"/>
    </style:style>
    <style:style style:name="ce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6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" table:number-columns-repeated="1005" table:default-cell-style-name="Excel_20_Built-in_20_Normal"/>
        <table:table-row table:style-name="ro1">
          <table:table-cell office:value-type="float" office:value="191">
            <text:p>191</text:p>
          </table:table-cell>
          <table:table-cell office:value-type="float" office:value="1072894">
            <text:p>1072894</text:p>
          </table:table-cell>
          <table:table-cell table:style-name="ce1" office:value-type="float" office:value="10165">
            <text:p>10165</text:p>
          </table:table-cell>
          <table:table-cell table:formula="of:=([.A1]*[.A1]*129+[.B1]*[.B1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072849">
            <text:p>1072849</text:p>
          </table:table-cell>
          <table:table-cell table:style-name="ce1" office:value-type="float" office:value="88810">
            <text:p>88810</text:p>
          </table:table-cell>
          <table:table-cell table:formula="of:=([.A2]*[.A2]*129+[.B2]*[.B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674">
            <text:p>5674</text:p>
          </table:table-cell>
          <table:table-cell office:value-type="float" office:value="1070959">
            <text:p>1070959</text:p>
          </table:table-cell>
          <table:table-cell table:style-name="ce1" office:value-type="float" office:value="5434">
            <text:p>5434</text:p>
          </table:table-cell>
          <table:table-cell table:formula="of:=([.A3]*[.A3]*129+[.B3]*[.B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418">
            <text:p>7418</text:p>
          </table:table-cell>
          <table:table-cell office:value-type="float" office:value="1069583">
            <text:p>1069583</text:p>
          </table:table-cell>
          <table:table-cell table:style-name="ce1" office:value-type="float" office:value="3190">
            <text:p>3190</text:p>
          </table:table-cell>
          <table:table-cell table:formula="of:=([.A4]*[.A4]*129+[.B4]*[.B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886">
            <text:p>7886</text:p>
          </table:table-cell>
          <table:table-cell office:value-type="float" office:value="1069151">
            <text:p>1069151</text:p>
          </table:table-cell>
          <table:table-cell table:style-name="ce1" office:value-type="float" office:value="1430">
            <text:p>1430</text:p>
          </table:table-cell>
          <table:table-cell table:formula="of:=([.A5]*[.A5]*129+[.B5]*[.B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3393">
            <text:p>13393</text:p>
          </table:table-cell>
          <table:table-cell office:value-type="float" office:value="1062058">
            <text:p>1062058</text:p>
          </table:table-cell>
          <table:table-cell table:style-name="ce1" office:value-type="float" office:value="45733">
            <text:p>45733</text:p>
          </table:table-cell>
          <table:table-cell table:formula="of:=([.A6]*[.A6]*129+[.B6]*[.B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3938">
            <text:p>13938</text:p>
          </table:table-cell>
          <table:table-cell office:value-type="float" office:value="1061153">
            <text:p>1061153</text:p>
          </table:table-cell>
          <table:table-cell table:style-name="ce1" office:value-type="float" office:value="23218">
            <text:p>23218</text:p>
          </table:table-cell>
          <table:table-cell table:formula="of:=([.A7]*[.A7]*129+[.B7]*[.B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5633">
            <text:p>15633</text:p>
          </table:table-cell>
          <table:table-cell office:value-type="float" office:value="1058102">
            <text:p>1058102</text:p>
          </table:table-cell>
          <table:table-cell table:style-name="ce1" office:value-type="float" office:value="17719">
            <text:p>17719</text:p>
          </table:table-cell>
          <table:table-cell table:formula="of:=([.A8]*[.A8]*129+[.B8]*[.B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6318">
            <text:p>16318</text:p>
          </table:table-cell>
          <table:table-cell office:value-type="float" office:value="1056767">
            <text:p>1056767</text:p>
          </table:table-cell>
          <table:table-cell table:style-name="ce1" office:value-type="float" office:value="52858">
            <text:p>52858</text:p>
          </table:table-cell>
          <table:table-cell table:formula="of:=([.A9]*[.A9]*129+[.B9]*[.B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6446">
            <text:p>16446</text:p>
          </table:table-cell>
          <table:table-cell office:value-type="float" office:value="1056511">
            <text:p>1056511</text:p>
          </table:table-cell>
          <table:table-cell table:style-name="ce1" office:value-type="float" office:value="19474">
            <text:p>19474</text:p>
          </table:table-cell>
          <table:table-cell table:formula="of:=([.A10]*[.A10]*129+[.B10]*[.B1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17503">
            <text:p>17503</text:p>
          </table:table-cell>
          <table:table-cell office:value-type="float" office:value="1054318">
            <text:p>1054318</text:p>
          </table:table-cell>
          <table:table-cell table:style-name="ce1" office:value-type="float" office:value="2965">
            <text:p>2965</text:p>
          </table:table-cell>
          <table:table-cell table:formula="of:=([.A11]*[.A11]*129+[.B11]*[.B11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2063">
            <text:p>22063</text:p>
          </table:table-cell>
          <table:table-cell office:value-type="float" office:value="1043222">
            <text:p>1043222</text:p>
          </table:table-cell>
          <table:table-cell table:style-name="ce1" office:value-type="float" office:value="2639">
            <text:p>2639</text:p>
          </table:table-cell>
          <table:table-cell table:formula="of:=([.A12]*[.A12]*129+[.B12]*[.B12]-[.A$85]*[.A$85]*129-[.B$85]*[.B$85])" office:value-type="float" office:value="0">
            <text:p>0</text:p>
          </table:table-cell>
          <table:table-cell office:value-type="float" office:value="-22163">
            <text:p>-22163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2546">
            <text:p>22546</text:p>
          </table:table-cell>
          <table:table-cell office:value-type="float" office:value="1041889">
            <text:p>1041889</text:p>
          </table:table-cell>
          <table:table-cell table:style-name="ce1" office:value-type="float" office:value="85822">
            <text:p>85822</text:p>
          </table:table-cell>
          <table:table-cell table:formula="of:=([.A13]*[.A13]*129+[.B13]*[.B1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1873">
            <text:p>21873</text:p>
          </table:table-cell>
          <table:table-cell office:value-type="float" office:value="1043738">
            <text:p>1043738</text:p>
          </table:table-cell>
          <table:table-cell table:style-name="ce1" office:value-type="float" office:value="115453">
            <text:p>115453</text:p>
          </table:table-cell>
          <table:table-cell table:formula="of:=([.A14]*[.A14]*129+[.B14]*[.B14]-[.A$85]*[.A$85]*129-[.B$85]*[.B$85])" office:value-type="float" office:value="0">
            <text:p>0</text:p>
          </table:table-cell>
          <table:table-cell office:value-type="float" office:value="22873">
            <text:p>22873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3759">
            <text:p>23759</text:p>
          </table:table-cell>
          <table:table-cell office:value-type="float" office:value="1038406">
            <text:p>1038406</text:p>
          </table:table-cell>
          <table:table-cell table:style-name="ce1" office:value-type="float" office:value="4147">
            <text:p>4147</text:p>
          </table:table-cell>
          <table:table-cell table:formula="of:=([.A15]*[.A15]*129+[.B15]*[.B1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7554">
            <text:p>27554</text:p>
          </table:table-cell>
          <table:table-cell office:value-type="float" office:value="1026239">
            <text:p>1026239</text:p>
          </table:table-cell>
          <table:table-cell table:style-name="ce1" office:value-type="float" office:value="110638">
            <text:p>110638</text:p>
          </table:table-cell>
          <table:table-cell table:formula="of:=([.A16]*[.A16]*129+[.B16]*[.B16]-[.A$85]*[.A$85]*129-[.B$85]*[.B$85])" office:value-type="float" office:value="0">
            <text:p>0</text:p>
          </table:table-cell>
          <table:table-cell office:value-type="float" office:value="1026229">
            <text:p>1026229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7887">
            <text:p>27887</text:p>
          </table:table-cell>
          <table:table-cell office:value-type="float" office:value="1025078">
            <text:p>1025078</text:p>
          </table:table-cell>
          <table:table-cell table:style-name="ce1" office:value-type="float" office:value="3619">
            <text:p>3619</text:p>
          </table:table-cell>
          <table:table-cell table:formula="of:=([.A17]*[.A17]*129+[.B17]*[.B1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29026">
            <text:p>29026</text:p>
          </table:table-cell>
          <table:table-cell office:value-type="float" office:value="1020991">
            <text:p>1020991</text:p>
          </table:table-cell>
          <table:table-cell table:style-name="ce1" office:value-type="float" office:value="39010">
            <text:p>39010</text:p>
          </table:table-cell>
          <table:table-cell table:formula="of:=([.A18]*[.A18]*129+[.B18]*[.B1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30049">
            <text:p>30049</text:p>
          </table:table-cell>
          <table:table-cell office:value-type="float" office:value="1017166">
            <text:p>1017166</text:p>
          </table:table-cell>
          <table:table-cell table:style-name="ce1" office:value-type="float" office:value="4465">
            <text:p>4465</text:p>
          </table:table-cell>
          <table:table-cell table:formula="of:=([.A19]*[.A19]*129+[.B19]*[.B19]-[.A$85]*[.A$85]*129-[.B$85]*[.B$85])" office:value-type="float" office:value="0">
            <text:p>0</text:p>
          </table:table-cell>
          <table:table-cell office:value-type="float" office:value="1018166">
            <text:p>1018166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32447">
            <text:p>32447</text:p>
          </table:table-cell>
          <table:table-cell office:value-type="float" office:value="1007618">
            <text:p>1007618</text:p>
          </table:table-cell>
          <table:table-cell table:style-name="ce1" office:value-type="float" office:value="3745">
            <text:p>3745</text:p>
          </table:table-cell>
          <table:table-cell table:formula="of:=([.A20]*[.A20]*129+[.B20]*[.B2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33454">
            <text:p>33454</text:p>
          </table:table-cell>
          <table:table-cell office:value-type="float" office:value="1003361">
            <text:p>1003361</text:p>
          </table:table-cell>
          <table:table-cell table:style-name="ce1" office:value-type="float" office:value="15106">
            <text:p>15106</text:p>
          </table:table-cell>
          <table:table-cell table:formula="of:=([.A21]*[.A21]*129+[.B21]*[.B21]-[.A$85]*[.A$85]*129-[.B$85]*[.B$85])" office:value-type="float" office:value="0">
            <text:p>0</text:p>
          </table:table-cell>
          <table:table-cell office:value-type="float" office:value="32454">
            <text:p>32454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37542">
            <text:p>37542</text:p>
          </table:table-cell>
          <table:table-cell office:value-type="float" office:value="984527">
            <text:p>984527</text:p>
          </table:table-cell>
          <table:table-cell table:style-name="ce1" office:value-type="float" office:value="2002">
            <text:p>2002</text:p>
          </table:table-cell>
          <table:table-cell table:formula="of:=([.A22]*[.A22]*129+[.B22]*[.B22]-[.A$85]*[.A$85]*129-[.B$85]*[.B$85])" office:value-type="float" office:value="0">
            <text:p>0</text:p>
          </table:table-cell>
          <table:table-cell office:value-type="float" office:value="38042">
            <text:p>38042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37594">
            <text:p>37594</text:p>
          </table:table-cell>
          <table:table-cell office:value-type="float" office:value="984271">
            <text:p>984271</text:p>
          </table:table-cell>
          <table:table-cell table:style-name="ce1" office:value-type="float" office:value="13630">
            <text:p>13630</text:p>
          </table:table-cell>
          <table:table-cell table:formula="of:=([.A23]*[.A23]*129+[.B23]*[.B23]-[.A$85]*[.A$85]*129-[.B$85]*[.B$85])" office:value-type="float" office:value="0">
            <text:p>0</text:p>
          </table:table-cell>
          <table:table-cell office:value-type="float" office:value="38594">
            <text:p>38594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2561">
            <text:p>42561</text:p>
          </table:table-cell>
          <table:table-cell office:value-type="float" office:value="957826">
            <text:p>957826</text:p>
          </table:table-cell>
          <table:table-cell table:style-name="ce1" office:value-type="float" office:value="11869">
            <text:p>11869</text:p>
          </table:table-cell>
          <table:table-cell table:formula="of:=([.A24]*[.A24]*129+[.B24]*[.B24]-[.A$85]*[.A$85]*129-[.B$85]*[.B$85])" office:value-type="float" office:value="0">
            <text:p>0</text:p>
          </table:table-cell>
          <table:table-cell office:value-type="float" office:value="42461">
            <text:p>42461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3178">
            <text:p>43178</text:p>
          </table:table-cell>
          <table:table-cell office:value-type="float" office:value="954257">
            <text:p>954257</text:p>
          </table:table-cell>
          <table:table-cell table:style-name="ce1" office:value-type="float" office:value="834814">
            <text:p>834814</text:p>
          </table:table-cell>
          <table:table-cell table:formula="of:=([.A25]*[.A25]*129+[.B25]*[.B2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4287">
            <text:p>44287</text:p>
          </table:table-cell>
          <table:table-cell office:value-type="float" office:value="947678">
            <text:p>947678</text:p>
          </table:table-cell>
          <table:table-cell table:style-name="ce1" office:value-type="float" office:value="40339">
            <text:p>40339</text:p>
          </table:table-cell>
          <table:table-cell table:formula="of:=([.A26]*[.A26]*129+[.B26]*[.B2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4529">
            <text:p>44529</text:p>
          </table:table-cell>
          <table:table-cell office:value-type="float" office:value="946214">
            <text:p>946214</text:p>
          </table:table-cell>
          <table:table-cell table:style-name="ce1" office:value-type="float" office:value="16849">
            <text:p>16849</text:p>
          </table:table-cell>
          <table:table-cell table:formula="of:=([.A27]*[.A27]*129+[.B27]*[.B2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5014">
            <text:p>45014</text:p>
          </table:table-cell>
          <table:table-cell office:value-type="float" office:value="943249">
            <text:p>943249</text:p>
          </table:table-cell>
          <table:table-cell table:style-name="ce1" office:value-type="float" office:value="8554">
            <text:p>8554</text:p>
          </table:table-cell>
          <table:table-cell table:formula="of:=([.A28]*[.A28]*129+[.B28]*[.B2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8031">
            <text:p>48031</text:p>
          </table:table-cell>
          <table:table-cell office:value-type="float" office:value="923854">
            <text:p>923854</text:p>
          </table:table-cell>
          <table:table-cell table:style-name="ce1" office:value-type="float" office:value="35203">
            <text:p>35203</text:p>
          </table:table-cell>
          <table:table-cell table:formula="of:=([.A29]*[.A29]*129+[.B29]*[.B2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8159">
            <text:p>48159</text:p>
          </table:table-cell>
          <table:table-cell office:value-type="float" office:value="922994">
            <text:p>922994</text:p>
          </table:table-cell>
          <table:table-cell table:style-name="ce1" office:value-type="float" office:value="7885">
            <text:p>7885</text:p>
          </table:table-cell>
          <table:table-cell table:formula="of:=([.A30]*[.A30]*129+[.B30]*[.B3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49807">
            <text:p>49807</text:p>
          </table:table-cell>
          <table:table-cell office:value-type="float" office:value="911642">
            <text:p>911642</text:p>
          </table:table-cell>
          <table:table-cell table:style-name="ce1" office:value-type="float" office:value="50713">
            <text:p>50713</text:p>
          </table:table-cell>
          <table:table-cell table:formula="of:=([.A31]*[.A31]*129+[.B31]*[.B31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0394">
            <text:p>50394</text:p>
          </table:table-cell>
          <table:table-cell office:value-type="float" office:value="907471">
            <text:p>907471</text:p>
          </table:table-cell>
          <table:table-cell table:style-name="ce1" office:value-type="float" office:value="195382">
            <text:p>195382</text:p>
          </table:table-cell>
          <table:table-cell table:formula="of:=([.A32]*[.A32]*129+[.B32]*[.B3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2111">
            <text:p>52111</text:p>
          </table:table-cell>
          <table:table-cell office:value-type="float" office:value="894874">
            <text:p>894874</text:p>
          </table:table-cell>
          <table:table-cell table:style-name="ce1" office:value-type="float" office:value="385">
            <text:p>385</text:p>
          </table:table-cell>
          <table:table-cell table:formula="of:=([.A33]*[.A33]*129+[.B33]*[.B3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2842">
            <text:p>52842</text:p>
          </table:table-cell>
          <table:table-cell office:value-type="float" office:value="889327">
            <text:p>889327</text:p>
          </table:table-cell>
          <table:table-cell table:style-name="ce1" office:value-type="float" office:value="1330">
            <text:p>1330</text:p>
          </table:table-cell>
          <table:table-cell table:formula="of:=([.A34]*[.A34]*129+[.B34]*[.B3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4993">
            <text:p>54993</text:p>
          </table:table-cell>
          <table:table-cell office:value-type="float" office:value="872342">
            <text:p>872342</text:p>
          </table:table-cell>
          <table:table-cell table:style-name="ce1" office:value-type="float" office:value="8239">
            <text:p>8239</text:p>
          </table:table-cell>
          <table:table-cell table:formula="of:=([.A35]*[.A35]*129+[.B35]*[.B3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6642">
            <text:p>56642</text:p>
          </table:table-cell>
          <table:table-cell office:value-type="float" office:value="858623">
            <text:p>858623</text:p>
          </table:table-cell>
          <table:table-cell table:style-name="ce1" office:value-type="float" office:value="9130">
            <text:p>9130</text:p>
          </table:table-cell>
          <table:table-cell table:formula="of:=([.A36]*[.A36]*129+[.B36]*[.B3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7039">
            <text:p>57039</text:p>
          </table:table-cell>
          <table:table-cell office:value-type="float" office:value="855226">
            <text:p>855226</text:p>
          </table:table-cell>
          <table:table-cell table:style-name="ce1" office:value-type="float" office:value="9823">
            <text:p>9823</text:p>
          </table:table-cell>
          <table:table-cell table:formula="of:=([.A37]*[.A37]*129+[.B37]*[.B3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8833">
            <text:p>58833</text:p>
          </table:table-cell>
          <table:table-cell office:value-type="float" office:value="839402">
            <text:p>839402</text:p>
          </table:table-cell>
          <table:table-cell table:style-name="ce1" office:value-type="float" office:value="1645">
            <text:p>1645</text:p>
          </table:table-cell>
          <table:table-cell table:formula="of:=([.A38]*[.A38]*129+[.B38]*[.B38]-[.A$85]*[.A$85]*129-[.B$85]*[.B$85])" office:value-type="float" office:value="0">
            <text:p>0</text:p>
          </table:table-cell>
          <table:table-cell office:value-type="float" office:value="839931">
            <text:p>839931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59343">
            <text:p>59343</text:p>
          </table:table-cell>
          <table:table-cell office:value-type="float" office:value="834758">
            <text:p>834758</text:p>
          </table:table-cell>
          <table:table-cell table:style-name="ce1" office:value-type="float" office:value="58957">
            <text:p>58957</text:p>
          </table:table-cell>
          <table:table-cell table:formula="of:=([.A39]*[.A39]*129+[.B39]*[.B3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61618">
            <text:p>61618</text:p>
          </table:table-cell>
          <table:table-cell office:value-type="float" office:value="813217">
            <text:p>813217</text:p>
          </table:table-cell>
          <table:table-cell table:style-name="ce1" office:value-type="float" office:value="41002">
            <text:p>41002</text:p>
          </table:table-cell>
          <table:table-cell table:formula="of:=([.A40]*[.A40]*129+[.B40]*[.B40]-[.A$85]*[.A$85]*129-[.B$85]*[.B$85])" office:value-type="float" office:value="0">
            <text:p>0</text:p>
          </table:table-cell>
          <table:table-cell office:value-type="float" office:value="807217">
            <text:p>807217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62129">
            <text:p>62129</text:p>
          </table:table-cell>
          <table:table-cell office:value-type="float" office:value="808186">
            <text:p>808186</text:p>
          </table:table-cell>
          <table:table-cell table:style-name="ce1" office:value-type="float" office:value="2926">
            <text:p>2926</text:p>
          </table:table-cell>
          <table:table-cell table:formula="of:=([.A41]*[.A41]*129+[.B41]*[.B41]-[.A$85]*[.A$85]*129-[.B$85]*[.B$85])" office:value-type="float" office:value="0">
            <text:p>0</text:p>
          </table:table-cell>
          <table:table-cell office:value-type="float" office:value="62134">
            <text:p>62134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63066">
            <text:p>63066</text:p>
          </table:table-cell>
          <table:table-cell office:value-type="float" office:value="798769">
            <text:p>798769</text:p>
          </table:table-cell>
          <table:table-cell table:style-name="ce1" office:value-type="float" office:value="31030">
            <text:p>31030</text:p>
          </table:table-cell>
          <table:table-cell table:formula="of:=([.A42]*[.A42]*129+[.B42]*[.B4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65711">
            <text:p>65711</text:p>
          </table:table-cell>
          <table:table-cell office:value-type="float" office:value="770774">
            <text:p>770774</text:p>
          </table:table-cell>
          <table:table-cell table:style-name="ce1" office:value-type="float" office:value="1729">
            <text:p>1729</text:p>
          </table:table-cell>
          <table:table-cell table:formula="of:=([.A43]*[.A43]*129+[.B43]*[.B4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68106">
            <text:p>68106</text:p>
          </table:table-cell>
          <table:table-cell office:value-type="float" office:value="743471">
            <text:p>743471</text:p>
          </table:table-cell>
          <table:table-cell table:style-name="ce1" office:value-type="float" office:value="22078">
            <text:p>22078</text:p>
          </table:table-cell>
          <table:table-cell table:formula="of:=([.A44]*[.A44]*129+[.B44]*[.B4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0561">
            <text:p>70561</text:p>
          </table:table-cell>
          <table:table-cell office:value-type="float" office:value="713326">
            <text:p>713326</text:p>
          </table:table-cell>
          <table:table-cell table:style-name="ce1" office:value-type="float" office:value="3055">
            <text:p>3055</text:p>
          </table:table-cell>
          <table:table-cell table:formula="of:=([.A45]*[.A45]*129+[.B45]*[.B4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0926">
            <text:p>70926</text:p>
          </table:table-cell>
          <table:table-cell office:value-type="float" office:value="708641">
            <text:p>708641</text:p>
          </table:table-cell>
          <table:table-cell table:style-name="ce1" office:value-type="float" office:value="50290">
            <text:p>50290</text:p>
          </table:table-cell>
          <table:table-cell table:formula="of:=([.A46]*[.A46]*129+[.B46]*[.B46]-[.A$85]*[.A$85]*129-[.B$85]*[.B$85])" office:value-type="float" office:value="0">
            <text:p>0</text:p>
          </table:table-cell>
          <table:table-cell office:value-type="float" office:value="687941">
            <text:p>687941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2927">
            <text:p>72927</text:p>
          </table:table-cell>
          <table:table-cell office:value-type="float" office:value="681938">
            <text:p>681938</text:p>
          </table:table-cell>
          <table:table-cell table:style-name="ce1" office:value-type="float" office:value="95551">
            <text:p>95551</text:p>
          </table:table-cell>
          <table:table-cell table:formula="of:=([.A47]*[.A47]*129+[.B47]*[.B4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4463">
            <text:p>74463</text:p>
          </table:table-cell>
          <table:table-cell office:value-type="float" office:value="660178">
            <text:p>660178</text:p>
          </table:table-cell>
          <table:table-cell table:style-name="ce1" office:value-type="float" office:value="1015">
            <text:p>1015</text:p>
          </table:table-cell>
          <table:table-cell table:formula="of:=([.A48]*[.A48]*129+[.B48]*[.B4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4751">
            <text:p>74751</text:p>
          </table:table-cell>
          <table:table-cell office:value-type="float" office:value="655966">
            <text:p>655966</text:p>
          </table:table-cell>
          <table:table-cell table:style-name="ce1" office:value-type="float" office:value="6061">
            <text:p>6061</text:p>
          </table:table-cell>
          <table:table-cell table:formula="of:=([.A49]*[.A49]*129+[.B49]*[.B4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5807">
            <text:p>75807</text:p>
          </table:table-cell>
          <table:table-cell office:value-type="float" office:value="640142">
            <text:p>640142</text:p>
          </table:table-cell>
          <table:table-cell table:style-name="ce1" office:value-type="float" office:value="3857">
            <text:p>3857</text:p>
          </table:table-cell>
          <table:table-cell table:formula="of:=([.A50]*[.A50]*129+[.B50]*[.B5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7526">
            <text:p>77526</text:p>
          </table:table-cell>
          <table:table-cell office:value-type="float" office:value="613009">
            <text:p>613009</text:p>
          </table:table-cell>
          <table:table-cell table:style-name="ce1" office:value-type="float" office:value="29986">
            <text:p>29986</text:p>
          </table:table-cell>
          <table:table-cell table:formula="of:=([.A51]*[.A51]*129+[.B51]*[.B51]-[.A$85]*[.A$85]*129-[.B$85]*[.B$85])" office:value-type="float" office:value="0">
            <text:p>0</text:p>
          </table:table-cell>
          <table:table-cell office:value-type="float" office:value="76526">
            <text:p>76526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7921">
            <text:p>77921</text:p>
          </table:table-cell>
          <table:table-cell office:value-type="float" office:value="606514">
            <text:p>606514</text:p>
          </table:table-cell>
          <table:table-cell table:style-name="ce1" office:value-type="float" office:value="22363">
            <text:p>22363</text:p>
          </table:table-cell>
          <table:table-cell table:formula="of:=([.A52]*[.A52]*129+[.B52]*[.B5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9537">
            <text:p>79537</text:p>
          </table:table-cell>
          <table:table-cell office:value-type="float" office:value="578822">
            <text:p>578822</text:p>
          </table:table-cell>
          <table:table-cell table:style-name="ce1" office:value-type="float" office:value="25897">
            <text:p>25897</text:p>
          </table:table-cell>
          <table:table-cell table:formula="of:=([.A53]*[.A53]*129+[.B53]*[.B53]-[.A$85]*[.A$85]*129-[.B$85]*[.B$85])" office:value-type="float" office:value="0">
            <text:p>0</text:p>
          </table:table-cell>
          <table:table-cell office:value-type="float" office:value="579822">
            <text:p>579822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79711">
            <text:p>79711</text:p>
          </table:table-cell>
          <table:table-cell office:value-type="float" office:value="575726">
            <text:p>575726</text:p>
          </table:table-cell>
          <table:table-cell table:style-name="ce1" office:value-type="float" office:value="15301">
            <text:p>15301</text:p>
          </table:table-cell>
          <table:table-cell table:formula="of:=([.A54]*[.A54]*129+[.B54]*[.B5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0737">
            <text:p>80737</text:p>
          </table:table-cell>
          <table:table-cell office:value-type="float" office:value="556978">
            <text:p>556978</text:p>
          </table:table-cell>
          <table:table-cell table:style-name="ce1" office:value-type="float" office:value="31291">
            <text:p>31291</text:p>
          </table:table-cell>
          <table:table-cell table:formula="of:=([.A55]*[.A55]*129+[.B55]*[.B5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0879">
            <text:p>80879</text:p>
          </table:table-cell>
          <table:table-cell office:value-type="float" office:value="554314">
            <text:p>554314</text:p>
          </table:table-cell>
          <table:table-cell table:style-name="ce1" office:value-type="float" office:value="21721">
            <text:p>21721</text:p>
          </table:table-cell>
          <table:table-cell table:formula="of:=([.A56]*[.A56]*129+[.B56]*[.B5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1086">
            <text:p>81086</text:p>
          </table:table-cell>
          <table:table-cell office:value-type="float" office:value="550399">
            <text:p>550399</text:p>
          </table:table-cell>
          <table:table-cell table:style-name="ce1" office:value-type="float" office:value="2470">
            <text:p>2470</text:p>
          </table:table-cell>
          <table:table-cell table:formula="of:=([.A57]*[.A57]*129+[.B57]*[.B5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2881">
            <text:p>82881</text:p>
          </table:table-cell>
          <table:table-cell office:value-type="float" office:value="514754">
            <text:p>514754</text:p>
          </table:table-cell>
          <table:table-cell table:style-name="ce1" office:value-type="float" office:value="27307">
            <text:p>27307</text:p>
          </table:table-cell>
          <table:table-cell table:formula="of:=([.A58]*[.A58]*129+[.B58]*[.B5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3474">
            <text:p>83474</text:p>
          </table:table-cell>
          <table:table-cell office:value-type="float" office:value="502241">
            <text:p>502241</text:p>
          </table:table-cell>
          <table:table-cell table:style-name="ce1" office:value-type="float" office:value="2090">
            <text:p>2090</text:p>
          </table:table-cell>
          <table:table-cell table:formula="of:=([.A59]*[.A59]*129+[.B59]*[.B59]-[.A$85]*[.A$85]*129-[.B$85]*[.B$85])" office:value-type="float" office:value="0">
            <text:p>0</text:p>
          </table:table-cell>
          <table:table-cell office:value-type="float" office:value="-83574">
            <text:p>-83574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3602">
            <text:p>83602</text:p>
          </table:table-cell>
          <table:table-cell office:value-type="float" office:value="499487">
            <text:p>499487</text:p>
          </table:table-cell>
          <table:table-cell table:style-name="ce1" office:value-type="float" office:value="515098">
            <text:p>515098</text:p>
          </table:table-cell>
          <table:table-cell table:formula="of:=([.A60]*[.A60]*129+[.B60]*[.B6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3857">
            <text:p>83857</text:p>
          </table:table-cell>
          <table:table-cell office:value-type="float" office:value="493942">
            <text:p>493942</text:p>
          </table:table-cell>
          <table:table-cell table:style-name="ce1" office:value-type="float" office:value="61711">
            <text:p>61711</text:p>
          </table:table-cell>
          <table:table-cell table:formula="of:=([.A61]*[.A61]*129+[.B61]*[.B61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6543">
            <text:p>86543</text:p>
          </table:table-cell>
          <table:table-cell office:value-type="float" office:value="430042">
            <text:p>430042</text:p>
          </table:table-cell>
          <table:table-cell table:style-name="ce1" office:value-type="float" office:value="6391">
            <text:p>6391</text:p>
          </table:table-cell>
          <table:table-cell table:formula="of:=([.A62]*[.A62]*129+[.B62]*[.B6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6799">
            <text:p>86799</text:p>
          </table:table-cell>
          <table:table-cell office:value-type="float" office:value="423334">
            <text:p>423334</text:p>
          </table:table-cell>
          <table:table-cell table:style-name="ce1" office:value-type="float" office:value="6955">
            <text:p>6955</text:p>
          </table:table-cell>
          <table:table-cell table:formula="of:=([.A63]*[.A63]*129+[.B63]*[.B6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7342">
            <text:p>87342</text:p>
          </table:table-cell>
          <table:table-cell office:value-type="float" office:value="408673">
            <text:p>408673</text:p>
          </table:table-cell>
          <table:table-cell table:style-name="ce1" office:value-type="float" office:value="11770">
            <text:p>11770</text:p>
          </table:table-cell>
          <table:table-cell table:formula="of:=([.A64]*[.A64]*129+[.B64]*[.B6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7918">
            <text:p>87918</text:p>
          </table:table-cell>
          <table:table-cell office:value-type="float" office:value="392417">
            <text:p>392417</text:p>
          </table:table-cell>
          <table:table-cell table:style-name="ce1" office:value-type="float" office:value="291682">
            <text:p>291682</text:p>
          </table:table-cell>
          <table:table-cell table:formula="of:=([.A65]*[.A65]*129+[.B65]*[.B6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9839">
            <text:p>89839</text:p>
          </table:table-cell>
          <table:table-cell office:value-type="float" office:value="331574">
            <text:p>331574</text:p>
          </table:table-cell>
          <table:table-cell table:style-name="ce1" office:value-type="float" office:value="2755">
            <text:p>2755</text:p>
          </table:table-cell>
          <table:table-cell table:formula="of:=([.A66]*[.A66]*129+[.B66]*[.B6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89983">
            <text:p>89983</text:p>
          </table:table-cell>
          <table:table-cell office:value-type="float" office:value="326498">
            <text:p>326498</text:p>
          </table:table-cell>
          <table:table-cell table:style-name="ce1" office:value-type="float" office:value="2233">
            <text:p>2233</text:p>
          </table:table-cell>
          <table:table-cell table:formula="of:=([.A67]*[.A67]*129+[.B67]*[.B6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0166">
            <text:p>90166</text:p>
          </table:table-cell>
          <table:table-cell office:value-type="float" office:value="319919">
            <text:p>319919</text:p>
          </table:table-cell>
          <table:table-cell table:style-name="ce1" office:value-type="float" office:value="24070">
            <text:p>24070</text:p>
          </table:table-cell>
          <table:table-cell table:formula="of:=([.A68]*[.A68]*129+[.B68]*[.B6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0614">
            <text:p>90614</text:p>
          </table:table-cell>
          <table:table-cell office:value-type="float" office:value="303151">
            <text:p>303151</text:p>
          </table:table-cell>
          <table:table-cell table:style-name="ce1" office:value-type="float" office:value="52954">
            <text:p>52954</text:p>
          </table:table-cell>
          <table:table-cell table:formula="of:=([.A69]*[.A69]*129+[.B69]*[.B6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1514">
            <text:p>91514</text:p>
          </table:table-cell>
          <table:table-cell office:value-type="float" office:value="265999">
            <text:p>265999</text:p>
          </table:table-cell>
          <table:table-cell table:style-name="ce1" office:value-type="float" office:value="68266">
            <text:p>68266</text:p>
          </table:table-cell>
          <table:table-cell table:formula="of:=([.A70]*[.A70]*129+[.B70]*[.B7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1649">
            <text:p>91649</text:p>
          </table:table-cell>
          <table:table-cell office:value-type="float" office:value="259934">
            <text:p>259934</text:p>
          </table:table-cell>
          <table:table-cell table:style-name="ce1" office:value-type="float" office:value="6721">
            <text:p>6721</text:p>
          </table:table-cell>
          <table:table-cell table:formula="of:=([.A71]*[.A71]*129+[.B71]*[.B71]-[.A$85]*[.A$85]*129-[.B$85]*[.B$85])" office:value-type="float" office:value="0">
            <text:p>0</text:p>
          </table:table-cell>
          <table:table-cell office:value-type="float" office:value="91659">
            <text:p>91659</text:p>
          </table:table-cell>
          <table:table-cell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2006">
            <text:p>92006</text:p>
          </table:table-cell>
          <table:table-cell office:value-type="float" office:value="243121">
            <text:p>243121</text:p>
          </table:table-cell>
          <table:table-cell table:style-name="ce1" office:value-type="float" office:value="28462">
            <text:p>28462</text:p>
          </table:table-cell>
          <table:table-cell table:formula="of:=([.A72]*[.A72]*129+[.B72]*[.B7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2161">
            <text:p>92161</text:p>
          </table:table-cell>
          <table:table-cell office:value-type="float" office:value="235426">
            <text:p>235426</text:p>
          </table:table-cell>
          <table:table-cell table:style-name="ce1" office:value-type="float" office:value="9541">
            <text:p>9541</text:p>
          </table:table-cell>
          <table:table-cell table:formula="of:=([.A73]*[.A73]*129+[.B73]*[.B7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2762">
            <text:p>92762</text:p>
          </table:table-cell>
          <table:table-cell office:value-type="float" office:value="202703">
            <text:p>202703</text:p>
          </table:table-cell>
          <table:table-cell table:style-name="ce1" office:value-type="float" office:value="910">
            <text:p>910</text:p>
          </table:table-cell>
          <table:table-cell table:formula="of:=([.A74]*[.A74]*129+[.B74]*[.B7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2959">
            <text:p>92959</text:p>
          </table:table-cell>
          <table:table-cell office:value-type="float" office:value="190706">
            <text:p>190706</text:p>
          </table:table-cell>
          <table:table-cell table:style-name="ce1" office:value-type="float" office:value="62167">
            <text:p>62167</text:p>
          </table:table-cell>
          <table:table-cell table:formula="of:=([.A75]*[.A75]*129+[.B75]*[.B75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3103">
            <text:p>93103</text:p>
          </table:table-cell>
          <table:table-cell office:value-type="float" office:value="181418">
            <text:p>181418</text:p>
          </table:table-cell>
          <table:table-cell table:style-name="ce1" office:value-type="float" office:value="168739">
            <text:p>168739</text:p>
          </table:table-cell>
          <table:table-cell table:formula="of:=([.A76]*[.A76]*129+[.B76]*[.B76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3218">
            <text:p>93218</text:p>
          </table:table-cell>
          <table:table-cell office:value-type="float" office:value="173633">
            <text:p>173633</text:p>
          </table:table-cell>
          <table:table-cell table:style-name="ce1" office:value-type="float" office:value="226258">
            <text:p>226258</text:p>
          </table:table-cell>
          <table:table-cell table:formula="of:=([.A77]*[.A77]*129+[.B77]*[.B77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3377">
            <text:p>93377</text:p>
          </table:table-cell>
          <table:table-cell office:value-type="float" office:value="162238">
            <text:p>162238</text:p>
          </table:table-cell>
          <table:table-cell table:style-name="ce1" office:value-type="float" office:value="74119">
            <text:p>74119</text:p>
          </table:table-cell>
          <table:table-cell table:formula="of:=([.A78]*[.A78]*129+[.B78]*[.B78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3558">
            <text:p>93558</text:p>
          </table:table-cell>
          <table:table-cell office:value-type="float" office:value="148177">
            <text:p>148177</text:p>
          </table:table-cell>
          <table:table-cell table:style-name="ce1" office:value-type="float" office:value="14326">
            <text:p>14326</text:p>
          </table:table-cell>
          <table:table-cell table:formula="of:=([.A79]*[.A79]*129+[.B79]*[.B79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3649">
            <text:p>93649</text:p>
          </table:table-cell>
          <table:table-cell office:value-type="float" office:value="140566">
            <text:p>140566</text:p>
          </table:table-cell>
          <table:table-cell table:style-name="ce1" office:value-type="float" office:value="5395">
            <text:p>5395</text:p>
          </table:table-cell>
          <table:table-cell table:formula="of:=([.A80]*[.A80]*129+[.B80]*[.B80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4054">
            <text:p>94054</text:p>
          </table:table-cell>
          <table:table-cell office:value-type="float" office:value="99761">
            <text:p>99761</text:p>
          </table:table-cell>
          <table:table-cell table:style-name="ce1" office:value-type="float" office:value="11502">
            <text:p>11502</text:p>
          </table:table-cell>
          <table:table-cell table:formula="of:=([.A81]*[.A81]*129+[.B81]*[.B81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4238">
            <text:p>94238</text:p>
          </table:table-cell>
          <table:table-cell office:value-type="float" office:value="74047">
            <text:p>74047</text:p>
          </table:table-cell>
          <table:table-cell table:style-name="ce1" office:value-type="float" office:value="5170">
            <text:p>5170</text:p>
          </table:table-cell>
          <table:table-cell table:formula="of:=([.A82]*[.A82]*129+[.B82]*[.B82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4271">
            <text:p>94271</text:p>
          </table:table-cell>
          <table:table-cell office:value-type="float" office:value="68414">
            <text:p>68414</text:p>
          </table:table-cell>
          <table:table-cell table:style-name="ce1" office:value-type="float" office:value="17347">
            <text:p>17347</text:p>
          </table:table-cell>
          <table:table-cell table:formula="of:=([.A83]*[.A83]*129+[.B83]*[.B83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office:value-type="float" office:value="94462">
            <text:p>94462</text:p>
          </table:table-cell>
          <table:table-cell office:value-type="float" office:value="5503">
            <text:p>5503</text:p>
          </table:table-cell>
          <table:table-cell table:style-name="ce1" office:value-type="float" office:value="1855">
            <text:p>1855</text:p>
          </table:table-cell>
          <table:table-cell table:formula="of:=([.A84]*[.A84]*129+[.B84]*[.B84]-[.A$85]*[.A$85]*129-[.B$85]*[.B$8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2" table:number-columns-repeated="8"/>
          <table:table-cell table:number-columns-repeated="1005"/>
        </table:table-row>
        <table:table-row table:style-name="ro1">
          <table:table-cell table:style-name="Default" office:value-type="float" office:value="91569">
            <text:p>91569</text:p>
          </table:table-cell>
          <table:table-cell office:value-type="float" office:value="263546">
            <text:p>263546</text:p>
          </table:table-cell>
          <table:table-cell table:style-name="Default"/>
          <table:table-cell table:number-columns-repeated="8"/>
          <table:table-cell table:style-name="ce2" table:number-columns-repeated="8"/>
          <table:table-cell table:number-columns-repeated="1005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22/09/2019</text:date>, <text:time>00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00:55:23.87</dc:date>
    <meta:generator>OpenOffice/4.1.6$Win32 OpenOffice.org_project/416m1$Build-9790</meta:generator>
    <meta:editing-duration>P2DT2H42M58S</meta:editing-duration>
    <meta:editing-cycles>27</meta:editing-cycles>
    <meta:document-statistic meta:table-count="3" meta:cell-count="354" meta:object-count="0"/>
  </office:meta>
</office:document-meta>
</file>